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1630" officeooo:paragraph-rsid="001716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r un Proyecto llamado Proyecto cine en el cual se muestren las sucursales, las peliculas y sus horarios,y las ganancias.</text:p>
      <text:p text:style-name="P1"/>
      <text:p text:style-name="P1">Proyecto Cine </text:p>
      <text:p text:style-name="P1"/>
      <text:p text:style-name="P1">En este documento se describiraà el funcionamiento de un cine el cuaal consiste en mostrar la cantidad de salas y su funcionamiento. Para ello se nombrarà las peliculas que se exponen, la cantidad de entradas vendidas por pelicula, el costo de cada entrada y como consecuencia las ganancias diarias por pelicula.</text:p>
      <text:p text:style-name="P1"/>
      <text:p text:style-name="P1">En este softwere se consideraran:</text:p>
      <text:p text:style-name="P1">-Cantidad de salas</text:p>
      <text:p text:style-name="P1">-Pelicula</text:p>
      <text:p text:style-name="P1">-Costo de entrada</text:p>
      <text:p text:style-name="P1">-Cantidad de entras vendidas</text:p>
      <text:p text:style-name="P1">-Ganancia</text:p>
      <text:p text:style-name="P1"/>
      <text:p text:style-name="P1">En este programa se dirà en que sala se exponen las posibles peliculas que cambiaran segun lo disponga el cine</text:p>
      <text:p text:style-name="P1">La entrada para cada pelicula cuestan lo mismo y su valor lo decidirà el cine.</text:p>
      <text:p text:style-name="P1">En la cantidad de entradas vendidas se tomaran en cuenta si hay entradas y la ubicaciòn de las butacas.</text:p>
      <text:p text:style-name="P1">En Ganancia se obtendrà el valor economico obtenido por el cine, por pelicula. </text:p>
      <text:p text:style-name="P1"/>
      <text:p text:style-name="P1">Las entradas tendran los siguientes datos:</text:p>
      <text:p text:style-name="P1">-Pelicula </text:p>
      <text:p text:style-name="P1">-Costo</text:p>
      <text:p text:style-name="P1"/>
      <text:p text:style-name="P1">Con este programa tambien se podraà agregar salas, modificar las peliculas proyectadas, el precio de las entradas, ya sea por descuento o aumentos impositivo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4:24:51.164675981</meta:creation-date>
    <dc:date>2017-10-14T14:27:09.173886937</dc:date>
    <meta:editing-duration>PT2M20S</meta:editing-duration>
    <meta:editing-cycles>1</meta:editing-cycles>
    <meta:document-statistic meta:table-count="0" meta:image-count="0" meta:object-count="0" meta:page-count="1" meta:paragraph-count="17" meta:word-count="189" meta:character-count="1151" meta:non-whitespace-character-count="976"/>
    <meta:generator>LibreOffice/5.2.7.2$Linux_X86_64 LibreOffice_project/20m0$Build-2</meta:generator>
  </office:meta>
</office:document-meta>
</file>